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475a9" officeooo:paragraph-rsid="001475a9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8db61" officeooo:paragraph-rsid="0018db6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228007" officeooo:paragraph-rsid="00228007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5e8e0" officeooo:paragraph-rsid="0015e8e0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228007" officeooo:paragraph-rsid="00228007" style:font-weight-asian="normal" style:font-weight-complex="normal"/>
    </style:style>
    <style:style style:name="P6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font-weight="normal" officeooo:rsid="0015e8e0" officeooo:paragraph-rsid="0015e8e0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weight="normal" officeooo:rsid="001475a9" officeooo:paragraph-rsid="001475a9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weight="normal" officeooo:rsid="0015e8e0" officeooo:paragraph-rsid="0015e8e0" style:font-weight-asian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weight="normal" officeooo:rsid="00155fd9" officeooo:paragraph-rsid="00155fd9" style:font-weight-asian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weight="normal" officeooo:rsid="001aef31" officeooo:paragraph-rsid="001aef31" style:font-weight-asian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weight="normal" officeooo:rsid="001b455d" officeooo:paragraph-rsid="001b455d" style:font-weight-asian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weight="normal" officeooo:rsid="001e7b55" officeooo:paragraph-rsid="001e7b55" style:font-weight-asian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weight="normal" officeooo:rsid="00201bfc" officeooo:paragraph-rsid="00201bfc" style:font-weight-asian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weight="normal" officeooo:rsid="00214504" officeooo:paragraph-rsid="00214504" style:font-weight-asian="normal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weight="normal" officeooo:rsid="0024e5e4" officeooo:paragraph-rsid="0024e5e4" style:font-weight-asian="normal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weight="normal" officeooo:rsid="0024a752" officeooo:paragraph-rsid="0024a752" style:font-weight-asian="normal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weight="normal" officeooo:rsid="0025af4d" officeooo:paragraph-rsid="0025af4d" style:font-weight-asian="normal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weight="normal" officeooo:rsid="00274cfd" officeooo:paragraph-rsid="00274cfd" style:font-weight-asian="normal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fo:font-weight="normal" officeooo:rsid="00228007" officeooo:paragraph-rsid="00228007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228007" officeooo:paragraph-rsid="00228007" style:font-weight-asian="normal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fo:font-weight="normal" officeooo:rsid="001ede8e" officeooo:paragraph-rsid="001ede8e" style:font-weight-asian="normal" style:font-weight-complex="normal"/>
    </style:style>
    <style:style style:name="P22" style:family="paragraph" style:parent-style-name="Standard" style:list-style-name="L4">
      <style:paragraph-properties fo:text-align="start" style:justify-single-word="false"/>
      <style:text-properties fo:font-weight="normal" officeooo:rsid="001d2099" officeooo:paragraph-rsid="001d2099" style:font-weight-asian="normal" style:font-weight-complex="normal"/>
    </style:style>
    <style:style style:name="P23" style:family="paragraph" style:parent-style-name="Standard" style:list-style-name="L5">
      <style:paragraph-properties fo:text-align="start" style:justify-single-word="false"/>
      <style:text-properties fo:font-weight="normal" officeooo:rsid="001d2099" officeooo:paragraph-rsid="001d2099" style:font-weight-asian="normal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fo:font-weight="normal" officeooo:rsid="002ad65d" officeooo:paragraph-rsid="002ad65d" style:font-weight-asian="normal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fo:font-weight="normal" officeooo:rsid="002ca3bf" officeooo:paragraph-rsid="002ca3bf" style:font-weight-asian="normal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fo:font-weight="normal" officeooo:rsid="002e3780" officeooo:paragraph-rsid="002e3780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bold" officeooo:rsid="002a2053" officeooo:paragraph-rsid="002ad65d" style:font-weight-asian="bold" style:font-weight-complex="bold"/>
    </style:style>
    <style:style style:name="P28" style:family="paragraph" style:parent-style-name="Standard" style:list-style-name="L1">
      <style:paragraph-properties fo:text-align="start" style:justify-single-word="false"/>
      <style:text-properties fo:font-weight="bold" officeooo:rsid="002ca3bf" officeooo:paragraph-rsid="002ca3bf" style:font-weight-asian="bold" style:font-weight-complex="bold"/>
    </style:style>
    <style:style style:name="P29" style:family="paragraph" style:parent-style-name="Standard" style:list-style-name="L1">
      <style:paragraph-properties fo:text-align="start" style:justify-single-word="false"/>
      <style:text-properties fo:font-weight="bold" officeooo:rsid="002e3780" officeooo:paragraph-rsid="002e3780" style:font-weight-asian="bold" style:font-weight-complex="bold"/>
    </style:style>
    <style:style style:name="P30" style:family="paragraph" style:parent-style-name="Standard" style:list-style-name="L3">
      <style:paragraph-properties fo:text-align="start" style:justify-single-word="false"/>
      <style:text-properties officeooo:paragraph-rsid="001d2099"/>
    </style:style>
    <style:style style:name="P31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font-weight="normal" officeooo:rsid="00228007" officeooo:paragraph-rsid="00228007" style:font-weight-asian="normal" style:font-weight-complex="normal"/>
    </style:style>
    <style:style style:name="T1" style:family="text">
      <style:text-properties officeooo:rsid="001701f0"/>
    </style:style>
    <style:style style:name="T2" style:family="text">
      <style:text-properties officeooo:rsid="0019ea13"/>
    </style:style>
    <style:style style:name="T3" style:family="text">
      <style:text-properties fo:font-weight="bold" officeooo:rsid="001d2099" style:font-weight-asian="bold" style:font-weight-complex="bold"/>
    </style:style>
    <style:style style:name="T4" style:family="text">
      <style:text-properties fo:font-weight="bold" officeooo:rsid="002a2053" style:font-weight-asian="bold" style:font-weight-complex="bold"/>
    </style:style>
    <style:style style:name="T5" style:family="text">
      <style:text-properties fo:font-weight="normal" officeooo:rsid="0018db61" style:font-weight-asian="normal" style:font-weight-complex="normal"/>
    </style:style>
    <style:style style:name="T6" style:family="text">
      <style:text-properties officeooo:rsid="0029ab7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velopment Log</text:p>
      <text:p text:style-name="P1"/>
      <text:list xml:id="list1546908262" text:style-name="L1">
        <text:list-item>
          <text:p text:style-name="P7">$rails new skygear -d postgresql</text:p>
        </text:list-item>
        <text:list-item>
          <text:p text:style-name="P7">connect database in database.yml</text:p>
        </text:list-item>
        <text:list-item>
          <text:p text:style-name="P7">$rails <text:a xlink:type="simple" xlink:href="db:create" text:style-name="Internet_20_link" text:visited-style-name="Visited_20_Internet_20_Link">db:create</text:a></text:p>
        </text:list-item>
        <text:list-item>
          <text:p text:style-name="P7">$rails s</text:p>
        </text:list-item>
        <text:list-item>
          <text:p text:style-name="P7">$rails g controller Pages about contact</text:p>
        </text:list-item>
        <text:list-item>
          <text:p text:style-name="P8">Git commit</text:p>
        </text:list-item>
        <text:list-item>
          <text:p text:style-name="P9">Edit contact page to display email and copyright</text:p>
        </text:list-item>
        <text:list-item>
          <text:p text:style-name="P9">Edit about page</text:p>
        </text:list-item>
        <text:list-item>
          <text:p text:style-name="P8">Git commit </text:p>
        </text:list-item>
        <text:list-item>
          <text:p text:style-name="P8">Add<text:span text:style-name="T1">ed</text:span> two links at the top of each page</text:p>
        </text:list-item>
        <text:list-item>
          <text:p text:style-name="P8">Clean<text:span text:style-name="T1">ed</text:span> up code by moving repetitive content <text:span text:style-name="T2">(links)</text:span> into Application Layout file</text:p>
        </text:list-item>
        <text:list-item>
          <text:p text:style-name="P10">Created git branch “listings” where I will build the listings app feature</text:p>
        </text:list-item>
        <text:list-item>
          <text:p text:style-name="P10">$git branch</text:p>
        </text:list-item>
        <text:list-item>
          <text:p text:style-name="P10">$git checkout -b listings</text:p>
        </text:list-item>
        <text:list-item>
          <text:p text:style-name="P10">$git branch (to double check branch change was succesful)</text:p>
        </text:list-item>
        <text:list-item>
          <text:p text:style-name="P11">(create home page where users can upload individual product listings)</text:p>
        </text:list-item>
        <text:list-item>
          <text:p text:style-name="P12">git checkout -b listing (create listing feature branch)</text:p>
        </text:list-item>
        <text:list-item>
          <text:p text:style-name="P12">$rails generate scaffold Listing item:string price:decimal location:string description:text</text:p>
        </text:list-item>
        <text:list-item>
          <text:p text:style-name="P12">$rails <text:a xlink:type="simple" xlink:href="db:migrate" text:style-name="Internet_20_link" text:visited-style-name="Visited_20_Internet_20_Link">db:migrate</text:a></text:p>
        </text:list-item>
        <text:list-item>
          <text:p text:style-name="P13">$rails routes</text:p>
        </text:list-item>
        <text:list-item>
          <text:p text:style-name="P13">root 'listings#index' (set listings page ass homepage/index)</text:p>
        </text:list-item>
        <text:list-item>
          <text:p text:style-name="P13">gem 'bootstrap-sass', '~&gt; 3.4.1'</text:p>
        </text:list-item>
        <text:list-item>
          <text:p text:style-name="P13">:$bundle install</text:p>
        </text:list-item>
        <text:list-item>
          <text:p text:style-name="P14">(followed rest of instructions on gem homepage – jquery gem install and rquire In js plus import in scss)</text:p>
        </text:list-item>
        <text:list-item>
          <text:p text:style-name="P15">Created header partial in layouts folder to put navbar in</text:p>
        </text:list-item>
        <text:list-item>
          <text:p text:style-name="P16">Create navbar via bootstrap sample code on official website in components sction</text:p>
        </text:list-item>
        <text:list-item>
          <text:p text:style-name="P15"><text:s/>Created footer partial in layout, removed footer from views an placed in here</text:p>
        </text:list-item>
        <text:list-item>
          <text:p text:style-name="P17">added styling to forms and links</text:p>
        </text:list-item>
        <text:list-item>
          <text:p text:style-name="P17">rails active_storage:install</text:p>
        </text:list-item>
        <text:list-item>
          <text:p text:style-name="P17">rails <text:a xlink:type="simple" xlink:href="db:migrate" text:style-name="Internet_20_link" text:visited-style-name="Visited_20_Internet_20_Link">db:migrate</text:a></text:p>
        </text:list-item>
        <text:list-item>
          <text:p text:style-name="P18">Installed and configured cloudinary via following instructional steps on canvas <text:span text:style-name="T6">+ looking at twitter authentication app we coded in class exercise</text:span><text:span text:style-name="T4"> </text:span></text:p>
        </text:list-item>
        <text:list-item>
          <text:p text:style-name="P24">added Rspec gem to dev and test group in gemfile </text:p>
        </text:list-item>
        <text:list-item>
          <text:p text:style-name="P24">rails g rspec:install</text:p>
        </text:list-item>
        <text:list-item>
          <text:p text:style-name="P24">(tested Rspec is orking) </text:p>
        </text:list-item>
        <text:list-item>
          <text:p text:style-name="P24">$rspec</text:p>
        </text:list-item>
        <text:list-item>
          <text:p text:style-name="P24">sudo bundle add devise</text:p>
        </text:list-item>
        <text:list-item>
          <text:p text:style-name="P24">$git commit -m "installed rspec and devise gems"</text:p>
        </text:list-item>
        <text:list-item>
          <text:p text:style-name="P24">$rails g devise:install</text:p>
        </text:list-item>
        <text:list-item>
          <text:p text:style-name="P25">Used bootstrap grid system to format listings page and responsiveness for mobile + desktop (single column for mobile / 3 column for medium desktop)</text:p>
        </text:list-item>
        <text:list-item>
          <text:p text:style-name="P25">Formatted listings (index.html.erb + show.html.erb + custom.css.scss) to center text within listing + styled navbar links &amp; brand logo in custom.css.scss + more..)</text:p>
        </text:list-item>
        <text:list-item>
          <text:p text:style-name="P28">CREATED USER MODEL AND USER VIEWS WITH DEVISE (see below)</text:p>
        </text:list-item>
        <text:list-item>
          <text:p text:style-name="P25">$rails g devise:views</text:p>
        </text:list-item>
        <text:list-item>
          <text:p text:style-name="P25">$rails generate devise User</text:p>
        </text:list-item>
        <text:list-item>
          <text:p text:style-name="P25">$rails <text:a xlink:type="simple" xlink:href="db:migrate" text:style-name="Internet_20_link" text:visited-style-name="Visited_20_Internet_20_Link">db:migrate</text:a></text:p>
        </text:list-item>
        <text:list-item>
          <text:p text:style-name="P29">AUTHENTICATION + USER DEVISE LINKS</text:p>
        </text:list-item>
        <text:list-item>
          <text:p text:style-name="P26">used devise provided routes to add user links to nav header</text:p>
        </text:list-item>
        <text:list-item>
          <text:p text:style-name="P26"><text:soft-page-break/>Implicated User authentication with simple if / else statement that dynamic displays user links depending If user signed in or not</text:p>
        </text:list-item>
        <text:list-item>
          <text:p text:style-name="P26"/>
        </text:list-item>
      </text:list>
      <text:p text:style-name="P4"/>
      <text:p text:style-name="P4"/>
      <text:p text:style-name="P4"/>
      <text:p text:style-name="P6"/>
      <text:p text:style-name="P3">Future Feature Considerations:</text:p>
      <text:p text:style-name="P3"/>
      <text:list xml:id="list3689533866" text:style-name="L2">
        <text:list-item>
          <text:p text:style-name="P19">Twitter bootstrap 3.3 has drop down and search features in its example nav. Could use this for users to search for product listings and chat channels.</text:p>
        </text:list-item>
        <text:list-item>
          <text:p text:style-name="P19"/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1"/>
      <text:p text:style-name="P5"/>
      <text:p text:style-name="P27">TO-DO:</text:p>
      <text:p text:style-name="P27"/>
      <text:p text:style-name="P27">- find out how to attach multiple images to the listing / cloudinary file upload</text:p>
      <text:p text:style-name="P27">- </text:p>
      <text:p text:style-name="P4"/>
      <text:p text:style-name="P4"/>
      <text:p text:style-name="P4"/>
      <text:p text:style-name="P4"/>
      <text:p text:style-name="P6"/>
      <text:p text:style-name="P4"/>
      <text:p text:style-name="P4"/>
      <text:p text:style-name="P2">Questions</text:p>
      <text:p text:style-name="P2"/>
      <text:list xml:id="list1092764141" text:style-name="L3">
        <text:list-item>
          <text:p text:style-name="P30"><text:span text:style-name="T5">I used ‘url’ for the links, but I notice ‘path’ also works. Which one is correct? </text:span><text:span text:style-name="T3">Use ‘_path’ in views and ‘_url’ in the controller</text:span></text:p>
        </text:list-item>
        <text:list-item>
          <text:p text:style-name="P21">Once I’ve finished working on a branch I created just cahnge to master branch and do ‘git merge &lt;name of branch&gt;’ <text:s/>then it will be pushed and siplayed on github repo – simple.</text:p>
        </text:list-item>
      </text:list>
      <text:list xml:id="list619906925" text:style-name="L4">
        <text:list-header>
          <text:p text:style-name="P22"/>
        </text:list-header>
      </text:list>
      <text:list xml:id="list2197569544" text:style-name="L5">
        <text:list-header>
          <text:p text:style-name="P23"><text:line-break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7T15:21:34.682611101</meta:creation-date>
    <meta:generator>LibreOffice/6.0.7.3$Linux_X86_64 LibreOffice_project/00m0$Build-3</meta:generator>
    <dc:date>2019-11-01T02:05:43.551030554</dc:date>
    <meta:editing-duration>PT9H54M24S</meta:editing-duration>
    <meta:editing-cycles>11</meta:editing-cycles>
    <meta:document-statistic meta:table-count="0" meta:image-count="0" meta:object-count="0" meta:page-count="2" meta:paragraph-count="60" meta:word-count="504" meta:character-count="2985" meta:non-whitespace-character-count="2580"/>
  </office:meta>
</office:document-meta>
</file>